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refQueryNod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refQueryNode.accept( QueryNod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efQueryNode.getRef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efQueryNode.needsSystem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efQueryNode.setRefProperty( 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efQueryNod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efQueryNode.DerefQueryNode( QueryNode parent , Name nameTest , boolean descenda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